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625in" style:rel-column-width="4048*"/>
    </style:style>
    <style:style style:name="Table3.B" style:family="table-column">
      <style:table-column-properties style:column-width="1.05in" style:rel-column-width="680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style:style style:name="Table3.524" style:family="table-row">
      <style:table-row-properties style:min-row-height="0.4076in"/>
    </style:style>
    <style:style style:name="Table3.638" style:family="table-row">
      <style:table-row-properties style:min-row-height="0.4757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85003,2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14">
            <text:p text:style-name="SK-T-Ref">1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004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ach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06,4,85004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ache</text:p>
          </table:table-cell>
          <table:table-cell table:style-name="Table3.A2" office:value-type="string">
            <text:p text:style-name="SK-T-L4">pregnancy,in 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08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blu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010,4,85008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blue</text:p>
          </table:table-cell>
          <table:table-cell table:style-name="Table3.A2" table:number-rows-spanned="3" office:value-type="string">
            <text:p text:style-name="SK-T-L4">eyes, abou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12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brow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h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014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chang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16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chewing motion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018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chloasm a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20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cobweb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22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24,4,85022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>wind on, 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26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cough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028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dirty, earth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85030,3,85003</text:p>
          </table:table-cell>
          <table:table-cell table:style-name="Table3.A2" table:number-rows-spanned="11" office:value-type="string">
            <text:p text:style-name="SK-T-L2">Face</text:p>
          </table:table-cell>
          <table:table-cell table:style-name="Table3.A2" table:number-rows-spanned="11" office:value-type="string">
            <text:p text:style-name="SK-T-L3">dusky, sooty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032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emacia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034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formication starts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036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frow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38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fuzz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040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glistens, wax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042,3,85003</text:p>
          </table:table-cell>
          <table:table-cell table:style-name="Table3.A2" table:number-rows-spanned="5" office:value-type="string">
            <text:p text:style-name="SK-T-L2">Face</text:p>
          </table:table-cell>
          <table:table-cell table:style-name="Table3.A2" table:number-rows-spanned="5" office:value-type="string">
            <text:p text:style-name="SK-T-L3">grimac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44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heat of, affected sid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046,4,85044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heat</text:p>
          </table:table-cell>
          <table:table-cell table:style-name="Table3.A2" table:number-rows-spanned="3" office:value-type="string">
            <text:p text:style-name="SK-T-L4">rise into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048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immobil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50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injuri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m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5052,3,85003</text:p>
          </table:table-cell>
          <table:table-cell table:style-name="Table3.A2" table:number-rows-spanned="7" office:value-type="string">
            <text:p text:style-name="SK-T-L2">Face</text:p>
          </table:table-cell>
          <table:table-cell table:style-name="Table3.A2" table:number-rows-spanned="7" office:value-type="string">
            <text:p text:style-name="SK-T-L3">mottled, spott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en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054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numb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56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pa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58,4,85056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pale</text:p>
          </table:table-cell>
          <table:table-cell table:style-name="Table3.A2" office:value-type="string">
            <text:p text:style-name="SK-T-L4">and hot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060,4,85056</text:p>
          </table:table-cell>
          <table:table-cell table:style-name="Table3.A2" table:number-rows-spanned="5" office:value-type="string">
            <text:p text:style-name="SK-T-L2">Face</text:p>
          </table:table-cell>
          <table:table-cell table:style-name="Table3.A2" table:number-rows-spanned="5" office:value-type="string">
            <text:p text:style-name="SK-T-L3">pale</text:p>
          </table:table-cell>
          <table:table-cell table:style-name="Table3.A2" table:number-rows-spanned="5" office:value-type="string">
            <text:p text:style-name="SK-T-L4">around mouth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062,5,85060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pale</text:p>
          </table:table-cell>
          <table:table-cell table:style-name="Table3.A2" table:number-rows-spanned="3" office:value-type="string">
            <text:p text:style-name="SK-T-L4">around mouth</text:p>
          </table:table-cell>
          <table:table-cell table:style-name="Table3.A2" table:number-rows-spanned="3" office:value-type="string">
            <text:p text:style-name="SK-T-L5">and nose</text:p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64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paralysi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66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peak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068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point, drawn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is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5070,3,85003</text:p>
          </table:table-cell>
          <table:table-cell table:style-name="Table3.A2" table:number-rows-spanned="5" office:value-type="string">
            <text:p text:style-name="SK-T-L2">Face</text:p>
          </table:table-cell>
          <table:table-cell table:style-name="Table3.A2" table:number-rows-spanned="5" office:value-type="string">
            <text:p text:style-name="SK-T-L3">puff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e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72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r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5074,4,85072</text:p>
          </table:table-cell>
          <table:table-cell table:style-name="Table3.A2" table:number-rows-spanned="5" office:value-type="string">
            <text:p text:style-name="SK-T-L2">Face</text:p>
          </table:table-cell>
          <table:table-cell table:style-name="Table3.A2" table:number-rows-spanned="5" office:value-type="string">
            <text:p text:style-name="SK-T-L3">red</text:p>
          </table:table-cell>
          <table:table-cell table:style-name="Table3.A2" table:number-rows-spanned="5" office:value-type="string">
            <text:p text:style-name="SK-T-L4">circumscribed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076,4,85072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>cold bu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78,4,85072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red</text:p>
          </table:table-cell>
          <table:table-cell table:style-name="Table3.A2" office:value-type="string">
            <text:p text:style-name="SK-T-L4">cough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080,4,85072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>eating, aft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082,4,85072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>eyes, abou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lan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84,4,85072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red</text:p>
          </table:table-cell>
          <table:table-cell table:style-name="Table3.A2" office:value-type="string">
            <text:p text:style-name="SK-T-L4">flushe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my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86,4,85072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red</text:p>
          </table:table-cell>
          <table:table-cell table:style-name="Table3.A2" office:value-type="string">
            <text:p text:style-name="SK-T-L4">hot and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88,4,85072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red</text:p>
          </table:table-cell>
          <table:table-cell table:style-name="Table3.A2" office:value-type="string">
            <text:p text:style-name="SK-T-L4">one side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5090,4,85072</text:p>
          </table:table-cell>
          <table:table-cell table:style-name="Table3.A2" table:number-rows-spanned="5" office:value-type="string">
            <text:p text:style-name="SK-T-L2">Face</text:p>
          </table:table-cell>
          <table:table-cell table:style-name="Table3.A2" table:number-rows-spanned="5" office:value-type="string">
            <text:p text:style-name="SK-T-L3">red</text:p>
          </table:table-cell>
          <table:table-cell table:style-name="Table3.A2" table:number-rows-spanned="5" office:value-type="string">
            <text:p text:style-name="SK-T-L4">and pale, alternately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92,4,85072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red</text:p>
          </table:table-cell>
          <table:table-cell table:style-name="Table3.A2" office:value-type="string">
            <text:p text:style-name="SK-T-L4">pimple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94,4,<text:soft-page-break/>85072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red</text:p>
          </table:table-cell>
          <table:table-cell table:style-name="Table3.A2" office:value-type="string">
            <text:p text:style-name="SK-T-L4">stool during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096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ruddy, flori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098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sick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100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stupid loo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102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sunke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03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sweat, col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104,4,851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sweat</text:p>
          </table:table-cell>
          <table:table-cell table:style-name="Table3.A2" table:number-rows-spanned="3" office:value-type="string">
            <text:p text:style-name="SK-T-L4">eating, Agg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06,4,851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sweat</text:p>
          </table:table-cell>
          <table:table-cell table:style-name="Table3.A2" office:value-type="string">
            <text:p text:style-name="SK-T-L4">hot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5108,3,85003</text:p>
          </table:table-cell>
          <table:table-cell table:style-name="Table3.A2" table:number-rows-spanned="9" office:value-type="string">
            <text:p text:style-name="SK-T-L2">Face</text:p>
          </table:table-cell>
          <table:table-cell table:style-name="Table3.A2" table:number-rows-spanned="9" office:value-type="string">
            <text:p text:style-name="SK-T-L3">swolle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h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A.M.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114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terrified loo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16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tongue protrud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5118,3,85003</text:p>
          </table:table-cell>
          <table:table-cell table:style-name="Table3.A2" table:number-rows-spanned="5" office:value-type="string">
            <text:p text:style-name="SK-T-L2">Face</text:p>
          </table:table-cell>
          <table:table-cell table:style-name="Table3.A2" table:number-rows-spanned="5" office:value-type="string">
            <text:p text:style-name="SK-T-L3">twitch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120,4,85118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twitching</text:p>
          </table:table-cell>
          <table:table-cell table:style-name="Table3.A2" table:number-rows-spanned="3" office:value-type="string">
            <text:p text:style-name="SK-T-L4">about mouth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22,3,85003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wrinkl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124,3,85003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yellow, eyes, abou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126,4,85124</text:p>
          </table:table-cell>
          <table:table-cell table:style-name="Table3.A2" table:number-rows-spanned="3" office:value-type="string">
            <text:p text:style-name="SK-T-L2">Face</text:p>
          </table:table-cell>
          <table:table-cell table:style-name="Table3.A2" table:number-rows-spanned="3" office:value-type="string">
            <text:p text:style-name="SK-T-L3">yellow</text:p>
          </table:table-cell>
          <table:table-cell table:style-name="Table3.A2" table:number-rows-spanned="3" office:value-type="string">
            <text:p text:style-name="SK-T-L4">hair, at edge of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28,4,85124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yellow</text:p>
          </table:table-cell>
          <table:table-cell table:style-name="Table3.A2" office:value-type="string">
            <text:p text:style-name="SK-T-L4">nose and mouth, about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30,4,85124</text:p>
          </table:table-cell>
          <table:table-cell table:style-name="Table3.A2" office:value-type="string">
            <text:p text:style-name="SK-T-L2">Face</text:p>
          </table:table-cell>
          <table:table-cell table:style-name="Table3.A2" office:value-type="string">
            <text:p text:style-name="SK-T-L3">yellow</text:p>
          </table:table-cell>
          <table:table-cell table:style-name="Table3.A2" office:value-type="string">
            <text:p text:style-name="SK-T-L4">red spot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85132,2,85132</text:p>
          </table:table-cell>
          <table:table-cell table:style-name="Table3.A2" table:number-rows-spanned="5" office:value-type="string">
            <text:p text:style-name="SK-T-L2">Fag, enervation, etc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134,2,85134</text:p>
          </table:table-cell>
          <table:table-cell table:style-name="Table3.A2" table:number-rows-spanned="3" office:value-type="string">
            <text:p text:style-name="SK-T-L2">Fain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3295,65077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36,3,85134</text:p>
          </table:table-cell>
          <table:table-cell table:style-name="Table3.A2" office:value-type="string">
            <text:p text:style-name="SK-T-L2">Faint</text:p>
          </table:table-cell>
          <table:table-cell table:style-name="Table3.A2" office:value-type="string">
            <text:p text:style-name="SK-T-L3">heated, i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38,3,85134</text:p>
          </table:table-cell>
          <table:table-cell table:style-name="Table3.A2" office:value-type="string">
            <text:p text:style-name="SK-T-L2">Faint</text:p>
          </table:table-cell>
          <table:table-cell table:style-name="Table3.A2" office:value-type="string">
            <text:p text:style-name="SK-T-L3">looking up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140,3,85134</text:p>
          </table:table-cell>
          <table:table-cell table:style-name="Table3.A2" table:number-rows-spanned="3" office:value-type="string">
            <text:p text:style-name="SK-T-L2">Faint</text:p>
          </table:table-cell>
          <table:table-cell table:style-name="Table3.A2" table:number-rows-spanned="3" office:value-type="string">
            <text:p text:style-name="SK-T-L3">pain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5142,3,85134</text:p>
          </table:table-cell>
          <table:table-cell table:style-name="Table3.A2" table:number-rows-spanned="5" office:value-type="string">
            <text:p text:style-name="SK-T-L2">Faint</text:p>
          </table:table-cell>
          <table:table-cell table:style-name="Table3.A2" table:number-rows-spanned="5" office:value-type="string">
            <text:p text:style-name="SK-T-L3">rising, 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144,3,85134</text:p>
          </table:table-cell>
          <table:table-cell table:style-name="Table3.A2" table:number-rows-spanned="3" office:value-type="string">
            <text:p text:style-name="SK-T-L2">Faint</text:p>
          </table:table-cell>
          <table:table-cell table:style-name="Table3.A2" table:number-rows-spanned="3" office:value-type="string">
            <text:p text:style-name="SK-T-L3">stool, a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5146,2,85146</text:p>
          </table:table-cell>
          <table:table-cell table:style-name="Table3.A2" table:number-rows-spanned="9" office:value-type="string">
            <text:p text:style-name="SK-T-L2">Fall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>3297,74112</text:p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47,3,85146</text:p>
          </table:table-cell>
          <table:table-cell table:style-name="Table3.A2" office:value-type="string">
            <text:p text:style-name="SK-T-L2">Falling</text:p>
          </table:table-cell>
          <table:table-cell table:style-name="Table3.A2" office:value-type="string">
            <text:p text:style-name="SK-T-L3">and ris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3237">
            <text:p text:style-name="SK-T-Ref">3237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148,3,85146</text:p>
          </table:table-cell>
          <table:table-cell table:style-name="Table3.A2" table:number-rows-spanned="5" office:value-type="string">
            <text:p text:style-name="SK-T-L2">Falling</text:p>
          </table:table-cell>
          <table:table-cell table:style-name="Table3.A2" table:number-rows-spanned="5" office:value-type="string">
            <text:p text:style-name="SK-T-L3">backwar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150,3,85146</text:p>
          </table:table-cell>
          <table:table-cell table:style-name="Table3.A2" table:number-rows-spanned="3" office:value-type="string">
            <text:p text:style-name="SK-T-L2">Falling</text:p>
          </table:table-cell>
          <table:table-cell table:style-name="Table3.A2" table:number-rows-spanned="3" office:value-type="string">
            <text:p text:style-name="SK-T-L3">out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9018">
            <text:p text:style-name="SK-T-Ref">9018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52,2,85152</text:p>
          </table:table-cell>
          <table:table-cell table:style-name="Table3.A2" office:value-type="string">
            <text:p text:style-name="SK-T-L2">Falter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53,2,85153</text:p>
          </table:table-cell>
          <table:table-cell table:style-name="Table3.A2" office:value-type="string">
            <text:p text:style-name="SK-T-L2">Fanci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54,2,85154</text:p>
          </table:table-cell>
          <table:table-cell table:style-name="Table3.A2" office:value-type="string">
            <text:p text:style-name="SK-T-L2">Fanned, Amel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158">
            <text:p text:style-name="SK-T-Ref">215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56,2,85156</text:p>
          </table:table-cell>
          <table:table-cell table:style-name="Table3.A2" office:value-type="string">
            <text:p text:style-name="SK-T-L2">Far Off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158,2,<text:soft-page-break/>85158</text:p>
          </table:table-cell>
          <table:table-cell table:style-name="Table3.A2" table:number-rows-spanned="3" office:value-type="string">
            <text:p text:style-name="SK-T-L2">Fastidiou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59,2,85159</text:p>
          </table:table-cell>
          <table:table-cell table:style-name="Table3.A2" office:value-type="string">
            <text:p text:style-name="SK-T-L2">Fasting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3301">
            <text:p text:style-name="SK-T-Ref">3301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60,2,85160</text:p>
          </table:table-cell>
          <table:table-cell table:style-name="Table3.A2" office:value-type="string">
            <text:p text:style-name="SK-T-L2">Fats, fatty, etc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><text:s/>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200">
            <text:p text:style-name="SK-T-Ref">220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162,2,85162</text:p>
          </table:table-cell>
          <table:table-cell table:style-name="Table3.A2" table:number-rows-spanned="3" office:value-type="string">
            <text:p text:style-name="SK-T-L2">Fauces, itch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64,3,85162</text:p>
          </table:table-cell>
          <table:table-cell table:style-name="Table3.A2" office:value-type="string">
            <text:p text:style-name="SK-T-L2">Fauces</text:p>
          </table:table-cell>
          <table:table-cell table:style-name="Table3.A2" office:value-type="string">
            <text:p text:style-name="SK-T-L3">sensitiv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166,2,85166</text:p>
          </table:table-cell>
          <table:table-cell table:style-name="Table3.A2" table:number-rows-spanned="3" office:value-type="string">
            <text:p text:style-name="SK-T-L2">Faultfind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67,2,85167</text:p>
          </table:table-cell>
          <table:table-cell table:style-name="Table3.A2" office:value-type="string">
            <text:p text:style-name="SK-T-L2">Fav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73048">
            <text:p text:style-name="SK-T-Ref">7304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168,2,85168</text:p>
          </table:table-cell>
          <table:table-cell table:style-name="Table3.A2" table:number-rows-spanned="5" office:value-type="string">
            <text:p text:style-name="SK-T-L2">Fear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G2" table:number-rows-spanned="5" office:value-type="float" office:value="5216">
            <text:p text:style-name="SK-T-Ref">5216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70,3,85168</text:p>
          </table:table-cell>
          <table:table-cell table:style-name="Table3.A2" office:value-type="string">
            <text:p text:style-name="SK-T-L2">Fear</text:p>
          </table:table-cell>
          <table:table-cell table:style-name="Table3.A2" office:value-type="string">
            <text:p text:style-name="SK-T-L3">animal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5172,3,85168</text:p>
          </table:table-cell>
          <table:table-cell table:style-name="Table3.A2" table:number-rows-spanned="9" office:value-type="string">
            <text:p text:style-name="SK-T-L2">Fear</text:p>
          </table:table-cell>
          <table:table-cell table:style-name="Table3.A2" table:number-rows-spanned="9" office:value-type="string">
            <text:p text:style-name="SK-T-L3">approach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74,3,85168</text:p>
          </table:table-cell>
          <table:table-cell table:style-name="Table3.A2" office:value-type="string">
            <text:p text:style-name="SK-T-L2">Fear</text:p>
          </table:table-cell>
          <table:table-cell table:style-name="Table3.A2" office:value-type="string">
            <text:p text:style-name="SK-T-L3">darknes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176,3,85168</text:p>
          </table:table-cell>
          <table:table-cell table:style-name="Table3.A2" table:number-rows-spanned="3" office:value-type="string">
            <text:p text:style-name="SK-T-L2">Fear</text:p>
          </table:table-cell>
          <table:table-cell table:style-name="Table3.A2" table:number-rows-spanned="3" office:value-type="string">
            <text:p text:style-name="SK-T-L3">dea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78,3,85168</text:p>
          </table:table-cell>
          <table:table-cell table:style-name="Table3.A2" office:value-type="string">
            <text:p text:style-name="SK-T-L2">Fear</text:p>
          </table:table-cell>
          <table:table-cell table:style-name="Table3.A2" office:value-type="string">
            <text:p text:style-name="SK-T-L3">dogs,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180,3,85168</text:p>
          </table:table-cell>
          <table:table-cell table:style-name="Table3.A2" table:number-rows-spanned="3" office:value-type="string">
            <text:p text:style-name="SK-T-L2">Fear</text:p>
          </table:table-cell>
          <table:table-cell table:style-name="Table3.A2" table:number-rows-spanned="3" office:value-type="string">
            <text:p text:style-name="SK-T-L3">fal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182,3,85168</text:p>
          </table:table-cell>
          <table:table-cell table:style-name="Table3.A2" table:number-rows-spanned="3" office:value-type="string">
            <text:p text:style-name="SK-T-L2">Fear</text:p>
          </table:table-cell>
          <table:table-cell table:style-name="Table3.A2" table:number-rows-spanned="3" office:value-type="string">
            <text:p text:style-name="SK-T-L3">glistening objects, water, fluid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184,3,85168</text:p>
          </table:table-cell>
          <table:table-cell table:style-name="Table3.A2" table:number-rows-spanned="3" office:value-type="string">
            <text:p text:style-name="SK-T-L2">Fear</text:p>
          </table:table-cell>
          <table:table-cell table:style-name="Table3.A2" table:number-rows-spanned="3" office:value-type="string">
            <text:p text:style-name="SK-T-L3">long las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186,3,85168</text:p>
          </table:table-cell>
          <table:table-cell table:style-name="Table3.A2" table:number-rows-spanned="3" office:value-type="string">
            <text:p text:style-name="SK-T-L2">Fear</text:p>
          </table:table-cell>
          <table:table-cell table:style-name="Table3.A2" table:number-rows-spanned="3" office:value-type="string">
            <text:p text:style-name="SK-T-L3">ordeals,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85188,3,85168</text:p>
          </table:table-cell>
          <table:table-cell table:style-name="Table3.A2" table:number-rows-spanned="5" office:value-type="string">
            <text:p text:style-name="SK-T-L2">Fear</text:p>
          </table:table-cell>
          <table:table-cell table:style-name="Table3.A2" table:number-rows-spanned="5" office:value-type="string">
            <text:p text:style-name="SK-T-L3">people, yet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190,3,85168</text:p>
          </table:table-cell>
          <table:table-cell table:style-name="Table3.A2" table:number-rows-spanned="3" office:value-type="string">
            <text:p text:style-name="SK-T-L2">Fear</text:p>
          </table:table-cell>
          <table:table-cell table:style-name="Table3.A2" table:number-rows-spanned="3" office:value-type="string">
            <text:p text:style-name="SK-T-L3">places, buildings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192,3,85168</text:p>
          </table:table-cell>
          <table:table-cell table:style-name="Table3.A2" office:value-type="string">
            <text:p text:style-name="SK-T-L2">Fear</text:p>
          </table:table-cell>
          <table:table-cell table:style-name="Table3.A2" office:value-type="string">
            <text:p text:style-name="SK-T-L3">pursui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5194,3,85168</text:p>
          </table:table-cell>
          <table:table-cell table:style-name="Table3.A2" table:number-rows-spanned="9" office:value-type="string">
            <text:p text:style-name="SK-T-L2">Fear</text:p>
          </table:table-cell>
          <table:table-cell table:style-name="Table3.A2" table:number-rows-spanned="9" office:value-type="string">
            <text:p text:style-name="SK-T-L3">sharp or pointed thing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196,3,85168</text:p>
          </table:table-cell>
          <table:table-cell table:style-name="Table3.A2" table:number-rows-spanned="3" office:value-type="string">
            <text:p text:style-name="SK-T-L2">Fear</text:p>
          </table:table-cell>
          <table:table-cell table:style-name="Table3.A2" table:number-rows-spanned="3" office:value-type="string">
            <text:p text:style-name="SK-T-L3">stool, af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198,3,85168</text:p>
          </table:table-cell>
          <table:table-cell table:style-name="Table3.A2" table:number-rows-spanned="3" office:value-type="string">
            <text:p text:style-name="SK-T-L2">Fear</text:p>
          </table:table-cell>
          <table:table-cell table:style-name="Table3.A2" table:number-rows-spanned="3" office:value-type="string">
            <text:p text:style-name="SK-T-L3">thunderstorms,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5200,3,85168</text:p>
          </table:table-cell>
          <table:table-cell table:style-name="Table3.A2" table:number-rows-spanned="5" office:value-type="string">
            <text:p text:style-name="SK-T-L2">Fear</text:p>
          </table:table-cell>
          <table:table-cell table:style-name="Table3.A2" table:number-rows-spanned="5" office:value-type="string">
            <text:p text:style-name="SK-T-L3">waking, 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01,2,85201</text:p>
          </table:table-cell>
          <table:table-cell table:style-name="Table3.A2" office:value-type="string">
            <text:p text:style-name="SK-T-L2">Feath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2118,216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02,2,85202</text:p>
          </table:table-cell>
          <table:table-cell table:style-name="Table3.A2" office:value-type="string">
            <text:p text:style-name="SK-T-L2">Feet, higher than head, as if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03,2,85203</text:p>
          </table:table-cell>
          <table:table-cell table:style-name="Table3.A2" office:value-type="string">
            <text:p text:style-name="SK-T-L2">Fell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71050">
            <text:p text:style-name="SK-T-Ref">7105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5204,2,85204</text:p>
          </table:table-cell>
          <table:table-cell table:style-name="Table3.A2" table:number-rows-spanned="7" office:value-type="string">
            <text:p text:style-name="SK-T-L2">Female organ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>2162,50</text:p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06,3,85204</text:p>
          </table:table-cell>
          <table:table-cell table:style-name="Table3.A2" office:value-type="string">
            <text:p text:style-name="SK-T-L2">Female organs</text:p>
          </table:table-cell>
          <table:table-cell table:style-name="Table3.A2" office:value-type="string">
            <text:p text:style-name="SK-T-L3">gangren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208,3,85204</text:p>
          </table:table-cell>
          <table:table-cell table:style-name="Table3.A2" table:number-rows-spanned="3" office:value-type="string">
            <text:p text:style-name="SK-T-L2">Female organs</text:p>
          </table:table-cell>
          <table:table-cell table:style-name="Table3.A2" table:number-rows-spanned="3" office:value-type="string">
            <text:p text:style-name="SK-T-L3">heart,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524">
          <table:table-cell table:style-name="Table3.A2" table:number-rows-spanned="4" office:value-type="string">
            <text:p text:style-name="SK-T-L1">85210,3,85204</text:p>
          </table:table-cell>
          <table:table-cell table:style-name="Table3.A2" table:number-rows-spanned="3" office:value-type="string">
            <text:p text:style-name="SK-T-L2">Female organs</text:p>
          </table:table-cell>
          <table:table-cell table:style-name="Table3.A2" table:number-rows-spanned="3" office:value-type="string">
            <text:p text:style-name="SK-T-L3">nurs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12,3,85204</text:p>
          </table:table-cell>
          <table:table-cell table:style-name="Table3.A2" office:value-type="string">
            <text:p text:style-name="SK-T-L2">Female organs</text:p>
          </table:table-cell>
          <table:table-cell table:style-name="Table3.A2" office:value-type="string">
            <text:p text:style-name="SK-T-L3">prurit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5214,4,85212</text:p>
          </table:table-cell>
          <table:table-cell table:style-name="Table3.A2" office:value-type="string">
            <text:p text:style-name="SK-T-L2">Female organs</text:p>
          </table:table-cell>
          <table:table-cell table:style-name="Table3.A2" office:value-type="string">
            <text:p text:style-name="SK-T-L3">pruritus</text:p>
          </table:table-cell>
          <table:table-cell table:style-name="Table3.A2" office:value-type="string">
            <text:p text:style-name="SK-T-L4">of pregnanc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216,3,85204</text:p>
          </table:table-cell>
          <table:table-cell table:style-name="Table3.A2" table:number-rows-spanned="3" office:value-type="string">
            <text:p text:style-name="SK-T-L2">Female organs</text:p>
          </table:table-cell>
          <table:table-cell table:style-name="Table3.A2" table:number-rows-spanned="3" office:value-type="string">
            <text:p text:style-name="SK-T-L3">thighs,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17,2,85217</text:p>
          </table:table-cell>
          <table:table-cell table:style-name="Table3.A2" office:value-type="string">
            <text:p text:style-name="SK-T-L2">Ferment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36088,3901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18,2,85218</text:p>
          </table:table-cell>
          <table:table-cell table:style-name="Table3.A2" office:value-type="string">
            <text:p text:style-name="SK-T-L2">Ferocio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219,2,85219</text:p>
          </table:table-cell>
          <table:table-cell table:style-name="Table3.A2" table:number-rows-spanned="3" office:value-type="string">
            <text:p text:style-name="SK-T-L2">Festinat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220,2,85220</text:p>
          </table:table-cell>
          <table:table-cell table:style-name="Table3.A2" table:number-rows-spanned="3" office:value-type="string">
            <text:p text:style-name="SK-T-L2">Fetus, livel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22,2,85222</text:p>
          </table:table-cell>
          <table:table-cell table:style-name="Table3.A2" office:value-type="string">
            <text:p text:style-name="SK-T-L2">Fev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7600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224,3,85222</text:p>
          </table:table-cell>
          <table:table-cell table:style-name="Table3.A2" table:number-rows-spanned="3" office:value-type="string">
            <text:p text:style-name="SK-T-L2">Fever</text:p>
          </table:table-cell>
          <table:table-cell table:style-name="Table3.A2" table:number-rows-spanned="3" office:value-type="string">
            <text:p text:style-name="SK-T-L3">black-wa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5226,3,85222</text:p>
          </table:table-cell>
          <table:table-cell table:style-name="Table3.A2" table:number-rows-spanned="3" office:value-type="string">
            <text:p text:style-name="SK-T-L2">Fever</text:p>
          </table:table-cell>
          <table:table-cell table:style-name="Table3.A2" table:number-rows-spanned="3" office:value-type="string">
            <text:p text:style-name="SK-T-L3">gastr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apt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Yuc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5228,3,85222</text:p>
          </table:table-cell>
          <table:table-cell table:style-name="Table3.A2" table:number-rows-spanned="5" office:value-type="string">
            <text:p text:style-name="SK-T-L2">Fever</text:p>
          </table:table-cell>
          <table:table-cell table:style-name="Table3.A2" table:number-rows-spanned="5" office:value-type="string">
            <text:p text:style-name="SK-T-L3">hyperpyrexia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yr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85230,3,85222</text:p>
          </table:table-cell>
          <table:table-cell table:style-name="Table3.A2" table:number-rows-spanned="13" office:value-type="string">
            <text:p text:style-name="SK-T-L2">Fever</text:p>
          </table:table-cell>
          <table:table-cell table:style-name="Table3.A2" table:number-rows-spanned="13" office:value-type="string">
            <text:p text:style-name="SK-T-L3">intermittent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232,3,85222</text:p>
          </table:table-cell>
          <table:table-cell table:style-name="Table3.A2" table:number-rows-spanned="3" office:value-type="string">
            <text:p text:style-name="SK-T-L2">Fever</text:p>
          </table:table-cell>
          <table:table-cell table:style-name="Table3.A2" table:number-rows-spanned="3" office:value-type="string">
            <text:p text:style-name="SK-T-L3">menses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34,3,85222</text:p>
          </table:table-cell>
          <table:table-cell table:style-name="Table3.A2" office:value-type="string">
            <text:p text:style-name="SK-T-L2">Fever</text:p>
          </table:table-cell>
          <table:table-cell table:style-name="Table3.A2" office:value-type="string">
            <text:p text:style-name="SK-T-L3">night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236,3,85222</text:p>
          </table:table-cell>
          <table:table-cell table:style-name="Table3.A2" table:number-rows-spanned="3" office:value-type="string">
            <text:p text:style-name="SK-T-L2">Fever</text:p>
          </table:table-cell>
          <table:table-cell table:style-name="Table3.A2" table:number-rows-spanned="3" office:value-type="string">
            <text:p text:style-name="SK-T-L3">painf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5238,3,85222</text:p>
          </table:table-cell>
          <table:table-cell table:style-name="Table3.A2" table:number-rows-spanned="3" office:value-type="string">
            <text:p text:style-name="SK-T-L2">Fever</text:p>
          </table:table-cell>
          <table:table-cell table:style-name="Table3.A2" table:number-rows-spanned="3" office:value-type="string">
            <text:p text:style-name="SK-T-L3">painl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40,3,85222</text:p>
          </table:table-cell>
          <table:table-cell table:style-name="Table3.A2" office:value-type="string">
            <text:p text:style-name="SK-T-L2">Fever</text:p>
          </table:table-cell>
          <table:table-cell table:style-name="Table3.A2" office:value-type="string">
            <text:p text:style-name="SK-T-L3">suppress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242,3,85222</text:p>
          </table:table-cell>
          <table:table-cell table:style-name="Table3.A2" table:number-rows-spanned="3" office:value-type="string">
            <text:p text:style-name="SK-T-L2">Fever</text:p>
          </table:table-cell>
          <table:table-cell table:style-name="Table3.A2" table:number-rows-spanned="3" office:value-type="string">
            <text:p text:style-name="SK-T-L3">sweat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5244,4,85242</text:p>
          </table:table-cell>
          <table:table-cell table:style-name="Table3.A2" table:number-rows-spanned="7" office:value-type="string">
            <text:p text:style-name="SK-T-L2">Fever</text:p>
          </table:table-cell>
          <table:table-cell table:style-name="Table3.A2" table:number-rows-spanned="7" office:value-type="string">
            <text:p text:style-name="SK-T-L3">sweat</text:p>
          </table:table-cell>
          <table:table-cell table:style-name="Table3.A2" table:number-rows-spanned="7" office:value-type="string">
            <text:p text:style-name="SK-T-L4">continues after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5246,3,85222</text:p>
          </table:table-cell>
          <table:table-cell table:style-name="Table3.A2" office:value-type="string">
            <text:p text:style-name="SK-T-L2">Fever</text:p>
          </table:table-cell>
          <table:table-cell table:style-name="Table3.A2" office:value-type="string">
            <text:p text:style-name="SK-T-L3">vertigo</text:p>
          </table:table-cell>
          <table:table-cell table:style-name="Table3.A2" office:value-type="string">
            <text:p text:style-name="SK-T-L4">with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5248,2,85248</text:p>
          </table:table-cell>
          <table:table-cell table:style-name="Table3.A2" table:number-rows-spanned="3" office:value-type="string">
            <text:p text:style-name="SK-T-L2">Fibroid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3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22T21:59:45.10</dc:date>
    <meta:editing-duration>PT2H35M55S</meta:editing-duration>
    <meta:editing-cycles>67</meta:editing-cycles>
    <meta:document-statistic meta:table-count="2" meta:image-count="0" meta:object-count="0" meta:page-count="25" meta:paragraph-count="1385" meta:word-count="1494" meta:character-count="6519"/>
  </office:meta>
</office:document-meta>
</file>